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29H01M32.649051S" calcext:value-type="time">
            <text:p>629:0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4H48M20.064S" calcext:value-type="time">
            <text:p>04:48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21H10M12.789S" calcext:value-type="time">
            <text:p>21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8:06:18.9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1T15:23:45.739000000</dc:date>
    <dc:creator>Benjamin Laws</dc:creator>
    <meta:editing-duration>P26DT15H32M26S</meta:editing-duration>
    <meta:editing-cycles>706</meta:editing-cycles>
    <meta:generator>LibreOffice/7.2.6.2$Windows_X86_64 LibreOffice_project/b0ec3a565991f7569a5a7f5d24fed7f52653d754</meta:generator>
    <meta:document-statistic meta:table-count="2" meta:cell-count="947" meta:object-count="0"/>
  </office:meta>
</office:document-meta>
</file>